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ro35" style:family="table-row">
      <style:table-row-properties style:row-height="32.26mm" fo:break-before="auto" style:use-optimal-row-height="true"/>
    </style:style>
    <style:style style:name="ro36" style:family="table-row">
      <style:table-row-properties style:row-height="20.88mm" fo:break-before="auto" style:use-optimal-row-height="true"/>
    </style:style>
    <style:style style:name="ro37" style:family="table-row">
      <style:table-row-properties style:row-height="27.36mm" fo:break-before="auto" style:use-optimal-row-height="true"/>
    </style:style>
    <style:style style:name="ro38" style:family="table-row">
      <style:table-row-properties style:row-height="12.21mm" fo:break-before="auto" style:use-optimal-row-height="true"/>
    </style:style>
    <style:style style:name="ro39" style:family="table-row">
      <style:table-row-properties style:row-height="158.06mm" fo:break-before="auto" style:use-optimal-row-height="true"/>
    </style:style>
    <style:style style:name="ro40" style:family="table-row">
      <style:table-row-properties style:row-height="32.56mm" fo:break-before="auto" style:use-optimal-row-height="true"/>
    </style:style>
    <style:style style:name="ro41" style:family="table-row">
      <style:table-row-properties style:row-height="373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ce9" style:family="table-cell" style:parent-style-name="Default">
      <style:table-cell-properties fo:wrap-option="no-wrap"/>
    </style:style>
    <style:style style:name="T1" style:family="text">
      <style:text-properties fo:color="#587647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3" style:family="text">
      <style:text-properties style:text-position="super 58%"/>
    </style:style>
    <style:style style:name="T4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6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8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9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11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2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3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5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6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7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8" style:family="text">
      <style:text-properties fo:color="#000000" style:font-name=".AppleSystemUIFont" fo:font-size="10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2" office:value-type="string" calcext:value-type="string">
            <text:p>ID</text:p>
          </table:table-cell>
          <table:table-cell table:style-name="ce15" office:value-type="string" calcext:value-type="string">
            <text:p>Work package</text:p>
          </table:table-cell>
          <table:table-cell table:style-name="ce15" office:value-type="string" calcext:value-type="string">
            <text:p>Target date</text:p>
          </table:table-cell>
          <table:table-cell table:style-name="ce15" office:value-type="string" calcext:value-type="string">
            <text:p>Risks / mitigations</text:p>
          </table:table-cell>
          <table:table-cell table:style-name="ce17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16" office:value-type="string" calcext:value-type="string">
            <text:p>End April 2018</text:p>
          </table:table-cell>
          <table:table-cell table:style-name="ce16" office:value-type="string" calcext:value-type="string">
            <text:p>Data may not be available, or may be in unworkable formats. Use other/less data.</text:p>
          </table:table-cell>
          <table:table-cell table:style-name="ce17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16" office:value-type="string" calcext:value-type="string">
            <text:p>End May 2018</text:p>
          </table:table-cell>
          <table:table-cell table:style-name="ce16" office:value-type="string" calcext:value-type="string">
            <text:p>Model may not perform the task</text:p>
          </table:table-cell>
          <table:table-cell table:style-name="ce17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16" office:value-type="string" calcext:value-type="string">
            <text:p>Mid June 2018</text:p>
          </table:table-cell>
          <table:table-cell table:style-name="ce16" office:value-type="string" calcext:value-type="string">
            <text:p>Samtla SLM API may not be complete. Mitigation is for Dr Martyn Harris to load the corpus into the SML manually.</text:p>
          </table:table-cell>
          <table:table-cell table:style-name="ce17"/>
        </table:table-row>
        <table:table-row table:style-name="ro4"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Familiarisation with Samtla back-end (Python Django) and integration of NER processing with departmental server.</text:p>
          </table:table-cell>
          <table:table-cell table:style-name="ce16" office:value-type="string" calcext:value-type="string">
            <text:p>End June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4"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Familiarisation with Samtla front-end (Javascript jQuery) and integration of NER visualization.</text:p>
          </table:table-cell>
          <table:table-cell table:style-name="ce16" office:value-type="string" calcext:value-type="string">
            <text:p>End July 2018</text:p>
          </table:table-cell>
          <table:table-cell table:style-name="ce16" office:value-type="string" calcext:value-type="string">
            <text:p>Integration may not be possible due to unforeseen dependencies.</text:p>
          </table:table-cell>
          <table:table-cell table:style-name="ce17"/>
        </table:table-row>
        <table:table-row table:style-name="ro5"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Evaluation of Samtla Char-NER system using k-fold cross-validation techniques. (train on only part of data)</text:p>
          </table:table-cell>
          <table:table-cell table:style-name="ce16" office:value-type="string" calcext:value-type="string">
            <text:p>End August 2018</text:p>
          </table:table-cell>
          <table:table-cell table:style-name="ce16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7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Finalise write-up into report</text:p>
          </table:table-cell>
          <table:table-cell table:style-name="ce14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4">def </text:span><text:span text:style-name="T5">overlaps</text:span><text:span text:style-name="T2">(ngram_span_window</text:span><text:span text:style-name="T6">, </text:span><text:span text:style-name="T2">recentest_match_end: </text:span><text:span text:style-name="T7">int</text:span><text:span text:style-name="T2">):</text:span></text:p>
            <text:p><text:span text:style-name="T8">    </text:span><text:span text:style-name="T9">"""</text:span></text:p>
            <text:p><text:span text:style-name="T10">    See if the current span window already has a matched NE ending in it.</text:span></text:p>
            <text:p><text:span text:style-name="T11">    </text:span><text:span text:style-name="T12">:param</text:span><text:span text:style-name="T13"> ngram_span_window: e.g.((0, 1), (2, 6), (7, 15), (16, 19))</text:span></text:p>
            <text:p><text:span text:style-name="T10">    Note that because we pad_right, later elements in the tuple might be None, e.g.:</text:span></text:p>
            <text:p><text:span text:style-name="T10">    ((98, 102), (102, 103), None, None)</text:span></text:p>
            <text:p><text:span text:style-name="T11">    </text:span><text:span text:style-name="T12">:param</text:span><text:span text:style-name="T13"> recentest_match_end:</text:span></text:p>
            <text:p><text:span text:style-name="T11">    </text:span><text:span text:style-name="T12">:return</text:span><text:span text:style-name="T13">: True if there would be an overlap</text:span></text:p>
            <text:p><text:span text:style-name="T10">    """</text:span></text:p>
            <text:p><text:span text:style-name="T11">    </text:span><text:span text:style-name="T14">ngrams </text:span><text:span text:style-name="T15">= [x </text:span><text:span text:style-name="T16">for </text:span><text:span text:style-name="T15">x </text:span><text:span text:style-name="T16">in </text:span><text:span text:style-name="T15">ngram_span_window </text:span><text:span text:style-name="T16">if </text:span><text:span text:style-name="T15">x </text:span><text:span text:style-name="T16">is not None</text:span><text:span text:style-name="T15">]</text:span></text:p>
            <text:p><text:span text:style-name="T8">    </text:span><text:span text:style-name="T6">return </text:span><text:span text:style-name="T2">ngram_span_window[-</text:span><text:span text:style-name="T17">1</text:span><text:span text:style-name="T2">][-</text:span><text:span text:style-name="T17">1</text:span><text:span text:style-name="T2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5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8">mattlap:~/bbk/masters_project/hansard_gathering/processed_hansard_data mralph$ cat ALL_total_sentences_num                                                                  </text:span></text:p>
            <text:p><text:span text:style-name="T18">182582013</text:span></text:p>
            <text:p><text:span text:style-name="T18">mattlap:~/bbk/masters_project/hansard_gathering/processed_hansard_data mralph$ cat train_total_sentences_num                                                                 </text:span></text:p>
            <text:p><text:span text:style-name="T18">91294439</text:span></text:p>
            <text:p><text:span text:style-name="T19">mattlap:~/bbk/masters_project/hansard_gathering/processed_hansard_data mralph$ cat dev_total_sentences_num                                           </text:span></text:p>
            <text:p><text:span text:style-name="T19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20">mattlap:~/bbk/masters_project/hansard_gathering/processed_hansard_data mralph$ cat test_total_sentences_num</text:span></text:p>
            <text:p><text:span text:style-name="T19">46295292</text:span></text:p>
          </table:table-cell>
        </table:table-row>
        <table:table-row table:style-name="ro26">
          <table:table-cell table:style-name="ce2" office:value-type="date" office:date-value="2018-07-27" calcext:value-type="date">
            <text:p>27/07/18</text:p>
          </table:table-cell>
          <table:table-cell office:value-type="string" calcext:value-type="string">
            <text:p>2b tensor construction</text:p>
          </table:table-cell>
          <table:table-cell office:value-type="string" calcext:value-type="string">
            <text:p>It’s far too slow! Doing 0.01% takes about 20 minutes</text:p>
          </table:table-cell>
          <table:table-cell office:value-type="string" calcext:value-type="string">
            <text:p>Won’t have time to finish</text:p>
          </table:table-cell>
          <table:table-cell office:value-type="string" calcext:value-type="string">
            <text:p>Rehash across 320 buckets, then just try 1 bucket first to see if we can make a numpy array. Should go from 8000 debates per file to 200, 8 → 320 buckets is 40 times more</text:p>
          </table:table-cell>
          <table:table-cell/>
        </table:table-row>
        <table:table-row table:style-name="ro11">
          <table:table-cell table:number-columns-repeated="3"/>
          <table:table-cell office:value-type="string" calcext:value-type="string">
            <text:p>Some debates have no sentences, indeed no content in them. Seems to be a problem with the API? For now, just skip over empty debates. CONFIRMED that the xmls only have tats in, no text</text:p>
          </table:table-cell>
          <table:table-cell table:number-columns-repeated="2"/>
        </table:table-row>
        <table:table-row table:style-name="ro36">
          <table:table-cell table:number-columns-repeated="2"/>
          <table:table-cell office:value-type="string" calcext:value-type="string">
            <text:p>Pickled an x batch</text:p>
          </table:table-cell>
          <table:table-cell office:value-type="string" calcext:value-type="string">
            <text:p>But it’s far too large – 4GB for 1/160 of the dataset. Must be because I’m padding all the sentences.</text:p>
          </table:table-cell>
          <table:table-cell office:value-type="string" calcext:value-type="string">
            <text:p>Could use char-based splitting not chunking? Might be faster anyhow… Would only need to change the span files, or right other ones of a more reasonable length</text:p>
          </table:table-cell>
          <table:table-cell office:value-type="string" calcext:value-type="string">
            <text:p>Trade-off – lots of data sparsity in padded arrays, or some interpolated data getting cut off at the word boundaries…</text:p>
          </table:table-cell>
        </table:table-row>
        <table:table-row table:style-name="ro13">
          <table:table-cell table:number-columns-repeated="3"/>
          <table:table-cell office:value-type="string" calcext:value-type="string">
            <text:p>Maybe 900 is just too long for sentences – try to find median length of sentences in the corpus</text:p>
          </table:table-cell>
          <table:table-cell office:value-type="string" calcext:value-type="string">
            <text:p>Wrote a script – median is 111. Having up’d original of 200 in keras repo to 900, I put it back to 200</text:p>
          </table:table-cell>
          <table:table-cell office:value-type="string" calcext:value-type="string">
            <text:p>4GB x_np file went down to 800 MB. We could fit the data into roughly 128GB. This suggests we’ll have to use get_x_y_generator to get it off the ground</text:p>
          </table:table-cell>
        </table:table-row>
        <table:table-row table:style-name="ro36">
          <table:table-cell table:number-columns-repeated="2"/>
          <table:table-cell office:value-type="string" calcext:value-type="string">
            <text:p>NEXT: write a create_y that uses span files to return the right interpolation ranges from a generator. This approach will inform a similar approach using another generator for get_x_y_generator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28" calcext:value-type="date">
            <text:p>28/07/18</text:p>
          </table:table-cell>
          <table:table-cell office:value-type="string" calcext:value-type="string">
            <text:p>BAU</text:p>
          </table:table-cell>
          <table:table-cell office:value-type="string" calcext:value-type="string">
            <text:p>REFACTOR – remove one ‘matt.py’ package in the keras model</text:p>
          </table:table-cell>
          <table:table-cell table:number-columns-repeated="3"/>
        </table:table-row>
        <table:table-row table:style-name="ro37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Alphabet get_texts tries to build alphabet off ALL the data</text:p>
          </table:table-cell>
          <table:table-cell office:value-type="string" calcext:value-type="string">
            <text:p>takes too long</text:p>
          </table:table-cell>
          <table:table-cell office:value-type="string" calcext:value-type="string">
            <text:p>Refactor to use the dataset hashing – only use contents of one bucket to set the alphabet. Alphabet is pretty consistent! This is also better distributed than just using a glob over one decade (previous approach) to get the alphabet characters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Force total_sentence_nums to be updated whenever we rebucket the data</text:p>
          </table:table-cell>
          <table:table-cell table:number-columns-repeated="3"/>
        </table:table-row>
        <table:table-row table:style-name="ro38">
          <table:table-cell table:style-name="ce2" office:value-type="date" office:date-value="2018-07-29" calcext:value-type="date">
            <text:p>29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y tensor has wrong number of dimensions</text:p>
          </table:table-cell>
          <table:table-cell office:value-type="string" calcext:value-type="string">
            <text:p>I was building it to match the x tensor, but actually it needs to have one more dimension. Is the 3<text:span text:style-name="T3">rd</text:span> dimension of the y tensor a one-hot?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30" calcext:value-type="date">
            <text:p>30/07/18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Add code to make one-hot vectors for Y</text:p>
          </table:table-cell>
          <table:table-cell office:value-type="string" calcext:value-type="string">
            <text:p>Building y hangs at 39%</text:p>
          </table:table-cell>
          <table:table-cell table:number-columns-repeated="2"/>
        </table:table-row>
        <table:table-row table:style-name="ro26">
          <table:table-cell/>
          <table:table-cell office:value-type="string" calcext:value-type="string">
            <text:p>1c interpolate</text:p>
          </table:table-cell>
          <table:table-cell/>
          <table:table-cell office:value-type="string" calcext:value-type="string">
            <text:p>hansard_gathering/processed_hansard_data/1939-09-05/Oral Answers to Questions &amp;#8212; Naval and Military Pensions and Grants..txt <text:s/>unable to interpolate due to NLTK bugs. TreeBankWordTokenizer tokenizer’s SpanTokenize does not work.</text:p>
          </table:table-cell>
          <table:table-cell office:value-type="string" calcext:value-type="string">
            <text:p>Rough-shod fix: remove all double-quotes from the file. Pending an NLTK issue: <text:a xlink:href="https://github.com/nltk/nltk/issues/1750" xlink:type="simple">https://github.com/nltk/nltk/issues/1750</text:a>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LTK acknowledges that the span tokenizer is still buggy at https://github.com/nltk/nltk/pull/2037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Need to script this… Can replace double-quotes with single, seems to work</text:p>
          </table:table-cell>
          <table:table-cell table:number-columns-repeated="2"/>
        </table:table-row>
        <table:table-row table:style-name="ro14">
          <table:table-cell table:number-columns-repeated="3"/>
          <table:table-cell office:value-type="string" calcext:value-type="string">
            <text:p>If changing original data is sacrosanct, can always do a crawling character-window to try to do labelling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31" calcext:value-type="date">
            <text:p>31/07/18</text:p>
          </table:table-cell>
          <table:table-cell table:number-columns-repeated="2"/>
          <table:table-cell office:value-type="string" calcext:value-type="string">
            <text:p>y vectors with one-hots take hours to create. I guess it’s all the sparsity. Looking into Digital Ocean droplets</text:p>
          </table:table-cell>
          <table:table-cell table:number-columns-repeated="2"/>
        </table:table-row>
        <table:table-row table:style-name="ro39">
          <table:table-cell table:style-name="ce2" office:value-type="date" office:date-value="2018-08-01" calcext:value-type="date">
            <text:p>01/08/18</text:p>
          </table:table-cell>
          <table:table-cell office:value-type="string" calcext:value-type="string">
            <text:p>2c create y</text:p>
          </table:table-cell>
          <table:table-cell/>
          <table:table-cell office:value-type="string" calcext:value-type="string">
            <text:p>Traceback (most recent call last):</text:p>
            <text:p>  File "/Users/mralph/bbk/masters_project/masters_venv/bin/inv", line 11, in &lt;module&gt;</text:p>
            <text:p>    sys.exit(program.run())</text:p>
            <text:p>  File "/Users/mralph/bbk/masters_project/masters_venv/lib/python3.6/site-packages/invoke/program.py", line 293, in run</text:p>
            <text:p>    self.execute()</text:p>
            <text:p>  File "/Users/mralph/bbk/masters_project/masters_venv/lib/python3.6/site-packages/invoke/program.py", line 414, in execute</text:p>
            <text:p>    executor.execute(*self.tasks)</text:p>
            <text:p>  File "/Users/mralph/bbk/masters_project/masters_venv/lib/python3.6/site-packages/invoke/executor.py", line 129, in execute</text:p>
            <text:p>    result = call.task(*args, **call.kwargs)</text:p>
            <text:p>  File "/Users/mralph/bbk/masters_project/masters_venv/lib/python3.6/site-packages/invoke/tasks.py", line 115, in __call__</text:p>
            <text:p>    result = self.body(*args, **kwargs)</text:p>
            <text:p>  File "/Users/mralph/bbk/masters_project/tasks.py", line 169, in char_ner_create_y</text:p>
            <text:p>    model_integration.create_y(Config.sentence_max_length, dataset_name)</text:p>
            <text:p>  File "/Users/mralph/bbk/masters_project/keras_character_based_ner/src/matt/model_integration.py", line 102, in create_y</text:p>
            <text:p>    pickle_large_file(y_np, "keras_character_based_ner/src/y_np-{}.p".format(dataset_name))</text:p>
            <text:p>  File "/Users/mralph/bbk/masters_project/keras_character_based_ner/src/matt/file_management.py", line 135, in pickle_large_file</text:p>
            <text:p>    bytes_out = pickle.dumps(data_structure)</text:p>
            <text:p>OverflowError: cannot serialize a bytes object larger than 4 GiB</text:p>
          </table:table-cell>
          <table:table-cell office:value-type="string" calcext:value-type="string">
            <text:p>use pickle v4 protocol</text:p>
          </table:table-cell>
          <table:table-cell/>
        </table:table-row>
        <table:table-row table:style-name="ro14">
          <table:table-cell table:style-name="ce2" office:value-type="date" office:date-value="2018-08-02" calcext:value-type="date">
            <text:p>02/08/18</text:p>
          </table:table-cell>
          <table:table-cell/>
          <table:table-cell office:value-type="string" calcext:value-type="string">
            <text:p>Running model will take 80 hours, running on Digital Ocean droplet instead</text:p>
          </table:table-cell>
          <table:table-cell/>
          <table:table-cell office:value-type="string" calcext:value-type="string">
            <text:p>DigitalOcean droplet</text:p>
          </table:table-cell>
          <table:table-cell/>
        </table:table-row>
        <table:table-row table:style-name="ro15">
          <table:table-cell table:number-columns-repeated="4"/>
          <table:table-cell office:value-type="string" calcext:value-type="string">
            <text:p>Also take only the first 400000 sentences of each tensor in toy dataset, to create a quicker-to-run model</text:p>
          </table:table-cell>
          <table:table-cell/>
        </table:table-row>
        <table:table-row table:style-name="ro15">
          <table:table-cell table:style-name="ce2" office:value-type="date" office:date-value="2018-08-03" calcext:value-type="date">
            <text:p>03/08/18</text:p>
          </table:table-cell>
          <table:table-cell table:number-columns-repeated="2"/>
          <table:table-cell office:value-type="string" calcext:value-type="string">
            <text:p>mini dataset needs to be wired into CHarBasedNERDataset</text:p>
          </table:table-cell>
          <table:table-cell office:value-type="string" calcext:value-type="string">
            <text:p>Subclass the CharBasedNERDataset and override its get_x_y so we don’t change the original source code too much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Mini dataset ran through model</text:p>
          </table:table-cell>
          <table:table-cell office:value-type="string" calcext:value-type="string">
            <text:p>ImportError: `save_model` requires h5py.</text:p>
          </table:table-cell>
          <table:table-cell office:value-type="string" calcext:value-type="string">
            <text:p>Saved myself waiting 4 days for that!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100 epochs</text:p>
          </table:table-cell>
          <table:table-cell office:value-type="string" calcext:value-type="string">
            <text:p>Subclass Config object</text:p>
          </table:table-cell>
          <table:table-cell office:value-type="string" calcext:value-type="string">
            <text:p>subclassing of the keras_character_based_ner project to make my contribution clear</text:p>
          </table:table-cell>
        </table:table-row>
        <table:table-row table:style-name="ro40">
          <table:table-cell table:number-columns-repeated="2"/>
          <table:table-cell office:value-type="string" calcext:value-type="string">
            <text:p>Minidataset used to predict a simple string, <text:span text:style-name="T1">'My name is Margaret Thatcher, and I greatly enjoy shopping at Tesco when I am in Birmingham!'</text:span><text:span text:style-name="T2">)</text:span></text:p>
          </table:table-cell>
          <table:table-cell office:value-type="string" calcext:value-type="string">
            <text:p>0s for everything, no named entities detected</text:p>
          </table:table-cell>
          <table:table-cell office:value-type="string" calcext:value-type="string">
            <text:p>To investigate</text:p>
          </table:table-cell>
          <table:table-cell office:value-type="string" calcext:value-type="string">
            <text:p>Disappointing, as a straight Interpolation would have recognised this out of the box. But we’re only using first 4000 sentences of toy dataset, and Margaret Thatcher did not appear in them.</text:p>
          </table:table-cell>
        </table:table-row>
        <table:table-row table:style-name="ro14">
          <table:table-cell/>
          <table:table-cell office:value-type="string" calcext:value-type="string">
            <text:p>2c pickle model data</text:p>
          </table:table-cell>
          <table:table-cell office:value-type="string" calcext:value-type="string">
            <text:p>Got history object, tried to pickle</text:p>
          </table:table-cell>
          <table:table-cell office:value-type="string" calcext:value-type="string">
            <text:p>Cannot pickle Keras history objects, as their classes contain Lambdas which are not pickle-able</text:p>
          </table:table-cell>
          <table:table-cell office:value-type="string" calcext:value-type="string">
            <text:p>Instead, use the history object to create a graph straight away, and save that?</text:p>
          </table:table-cell>
          <table:table-cell/>
        </table:table-row>
        <table:table-row table:style-name="ro7">
          <table:table-cell office:value-type="string" calcext:value-type="string">
            <text:p>TODO →</text:p>
          </table:table-cell>
          <table:table-cell/>
          <table:table-cell office:value-type="string" calcext:value-type="string">
            <text:p>History object pickled, need to graph</text:p>
          </table:table-cell>
          <table:table-cell office:value-type="string" calcext:value-type="string">
            <text:p>Can’t work out pyplot to graph png to file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2c run model</text:p>
          </table:table-cell>
          <table:table-cell office:value-type="string" calcext:value-type="string">
            <text:p>Got access to BBK ubuntu server</text:p>
          </table:table-cell>
          <table:table-cell office:value-type="string" calcext:value-type="string">
            <text:p>Need to copy over tensors and kick off model</text:p>
          </table:table-cell>
          <table:table-cell office:value-type="string" calcext:value-type="string">
            <text:p>fix VPN, copy over all data</text:p>
          </table:table-cell>
          <table:table-cell office:value-type="string" calcext:value-type="string">
            <text:p>Server spec</text:p>
          </table:table-cell>
        </table:table-row>
        <table:table-row table:style-name="ro41">
          <table:table-cell table:style-name="ce2" office:value-type="string" calcext:value-type="string">
            <text:p>05/08/2018 – 07/08/2018</text:p>
          </table:table-cell>
          <table:table-cell office:value-type="string" calcext:value-type="string">
            <text:p>2c run model</text:p>
          </table:table-cell>
          <table:table-cell/>
          <table:table-cell table:style-name="ce9" office:value-type="string" calcext:value-type="string">
            <text:p>Model crashes:</text:p>
            <text:p>2018-08-05 07:28:40.266927: I tensorflow/core/platform/cpu_feature_guard.cc:141] Your CPU supports instructions that this TensorFlow binary was not compiled to use: AVX2 A</text:p>
            <text:p> File "/home/mralph02/.local/lib/python3.5/site-packages/keras/backend/tensorflow_backend.py", line 2478, in __call__</text:p>
            <text:p>    out = K.gather(self.embeddings, inputs)</text:p>
            <text:p>  File "/home/mralph02/.local/lib/python3.5/site-packages/keras/backend/tensorflow_backend.py", line 1211, in gather</text:p>
            <text:p>    return tf.gather(reference, indices)</text:p>
            <text:p>  File "/home/mralph02/.local/lib/python3.5/site-packages/tensorflow/python/ops/array_ops.py", line 2666, in gather</text:p>
            <text:p>    return gen_array_ops.gather_v2(params, indices, axis, name=name)</text:p>
            <text:p>  File "/home/mralph02/.local/lib/python3.5/site-packages/tensorflow/python/ops/gen_array_ops.py", line 3141, in gather_v2</text:p>
            <text:p>    "GatherV2", params=params, indices=indices, axis=axis, name=name)</text:p>
            <text:p>  File "/home/mralph02/.local/lib/python3.5/site-packages/tensorflow/python/framework/op_def_library.py", line 787, in _apply_op_helper</text:p>
            <text:p>    op_def=op_def)</text:p>
            <text:p>  File "/home/mralph02/.local/lib/python3.5/site-packages/tensorflow/python/framework/ops.py", line 3414, in create_op</text:p>
            <text:p>    op_def=op_def)</text:p>
            <text:p>  File "/home/mralph02/.local/lib/python3.5/site-packages/tensorflow/python/framework/ops.py", line 1740, in __init__</text:p>
            <text:p>    self._traceback = self._graph._extract_stack()  # pylint: disable=protected-access</text:p>
            <text:p/>
            <text:p>InvalidArgumentError (see above for traceback)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    **self.session_kwargs)</text:p>
            <text:p>  File "/home/mralph02/.local/lib/python3.5/site-packages/tensorflow/python/client/session.py", line 900, in run</text:p>
            <text:p>    run_metadata_ptr)</text:p>
            <text:p>  File "/home/mralph02/.local/lib/python3.5/site-packages/tensorflow/python/client/session.py", line 1135, in _run</text:p>
            <text:p>    feed_dict_tensor, options, run_metadata)</text:p>
            <text:p>  File "/home/mralph02/.local/lib/python3.5/site-packages/tensorflow/python/client/session.py", line 1316, in _do_run</text:p>
            <text:p>    run_metadata)</text:p>
            <text:p>  File "/home/mralph02/.local/lib/python3.5/site-packages/tensorflow/python/client/session.py", line 1335, in _do_call</text:p>
            <text:p>    raise type(e)(node_def, op, message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Caused by op 'embedding_1/GatherV2', defined at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2, in toy_dataset_fit</text:p>
            <text:p>    model = SavedCharacterBasedLSTMModel(config, dataset)</text:p>
            <text:p>  File "/home/mralph02/masters_project/keras_character_based_ner/src/matt/train.py", line 10, in __init__</text:p>
            <text:p>    super().__init__(config, dataset)</text:p>
            <text:p>  File "/home/mralph02/masters_project/keras_character_based_ner/src/model.py", line 18, in __init__</text:p>
            <text:p>    self.model = self.get_model()</text:p>
            <text:p>  File "/home/mralph02/masters_project/keras_character_based_ner/src/model.py", line 29, in get_model</text:p>
            <text:p>    mask_zero=True))</text:p>
            <text:p>  File "/home/mralph02/.local/lib/python3.5/site-packages/keras/models.py", line 467, in add</text:p>
            <text:p>    layer(x)</text:p>
            <text:p>  File "/home/mralph02/.local/lib/python3.5/site-packages/keras/engine/topology.py", line 619, in __call__</text:p>
            <text:p>    output = self.call(inputs, **kwargs)</text:p>
            <text:p>  File "/home/mralph02/.local/lib/python3.5/site-packages/keras/layers/embeddings.py", line 138, in call</text:p>
            <text:p>VX512F FMA</text:p>
            <text:p> 129920/2323449 [&gt;.............................] - ETA: 54:33:05 - loss: 0.1656 - categorical_accuracy: 0.9521 - non_null_label_accuracy: 0.3744Traceback (most recent call</text:p>
            <text:p> last):</text:p>
            <text:p>  File "/home/mralph02/.local/lib/python3.5/site-packages/tensorflow/python/client/session.py", line 1322, in _do_call</text:p>
            <text:p>    return fn(*args)</text:p>
            <text:p>  File "/home/mralph02/.local/lib/python3.5/site-packages/tensorflow/python/client/session.py", line 1307, in _run_fn</text:p>
            <text:p>    options, feed_dict, fetch_list, target_list, run_metadata)</text:p>
            <text:p>  File "/home/mralph02/.local/lib/python3.5/site-packages/tensorflow/python/client/session.py", line 1409, in _call_tf_sessionrun</text:p>
            <text:p>    run_metadata)</text:p>
            <text:p>tensorflow.python.framework.errors_impl.InvalidArgumentError: indices[29,189] = 161 is not in [0, 160)</text:p>
            <text:p>         [[Node: embedding_1/GatherV2 = GatherV2[Taxis=DT_INT32, Tindices=DT_INT32, Tparams=DT_FLOAT, _class=["loc:@training/Adam/cond/Switch_5"], _device="/job:localhost/</text:p>
            <text:p>replica:0/task:0/device:CPU:0"](embedding_1/embeddings/read, embedding_1/Cast, metrics/non_null_label_accuracy/GatherV2_1/axis)]]</text:p>
            <text:p/>
            <text:p>During handling of the above exception, another exception occurred:</text:p>
            <text:p/>
            <text:p>Traceback (most recent call last):</text:p>
            <text:p>  File "/home/mralph02/.local/bin/inv", line 11, in &lt;module&gt;</text:p>
            <text:p>    sys.exit(program.run())</text:p>
            <text:p>  File "/home/mralph02/.local/lib/python3.5/site-packages/invoke/program.py", line 293, in run</text:p>
            <text:p>    self.execute()</text:p>
            <text:p>  File "/home/mralph02/.local/lib/python3.5/site-packages/invoke/program.py", line 414, in execute</text:p>
            <text:p>    executor.execute(*self.tasks)</text:p>
            <text:p>  File "/home/mralph02/.local/lib/python3.5/site-packages/invoke/executor.py", line 129, in execute</text:p>
            <text:p>    result = call.task(*args, **call.kwargs)</text:p>
            <text:p>  File "/home/mralph02/.local/lib/python3.5/site-packages/invoke/tasks.py", line 115, in __call__</text:p>
            <text:p>    result = self.body(*args, **kwargs)</text:p>
            <text:p>  File "/home/mralph02/masters_project/tasks.py", line 206, in model_train_toy</text:p>
            <text:p>    train.toy_dataset_fit()</text:p>
            <text:p>  File "/home/mralph02/masters_project/keras_character_based_ner/src/matt/train.py", line 44, in toy_dataset_fit</text:p>
            <text:p>    history = model.fit()</text:p>
            <text:p>  File "/home/mralph02/masters_project/keras_character_based_ner/src/model.py", line 69, in fit</text:p>
            <text:p>    callbacks=[early_stopping, checkpointer])</text:p>
            <text:p>  File "/home/mralph02/.local/lib/python3.5/site-packages/keras/models.py", line 963, in fit</text:p>
            <text:p>    validation_steps=validation_steps)</text:p>
            <text:p>  File "/home/mralph02/.local/lib/python3.5/site-packages/keras/engine/training.py", line 1705, in fit</text:p>
            <text:p>    validation_steps=validation_steps)</text:p>
            <text:p>  File "/home/mralph02/.local/lib/python3.5/site-packages/keras/engine/training.py", line 1235, in _fit_loop</text:p>
            <text:p>    outs = f(ins_batch)</text:p>
            <text:p/>
          </table:table-cell>
          <table:table-cell office:value-type="string" calcext:value-type="string">
            <text:p>Alphabet inconsistency? When the model starts, it calls get_alphabet_from_texts(texts) to get an alphabet, but when it numerifies, it uses an alphabet pickled to disk, to do the numerifying. Pickled alphabet is created using alphabet-sample and so is the model – but maybe the pickle is stale now? Regenerated the alphabet, the new one is completely different – better rerun the mini dataset!</text:p>
          </table:table-cell>
          <table:table-cell/>
        </table:table-row>
        <table:table-row table:style-name="ro7" table:number-rows-repeated="1048479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7">00/00/0000</text:date>, <text:time style:data-style-name="N2" text:time-value="09:05:39.614568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8-07T10:11:21.323656026</dc:date>
    <meta:editing-duration>P8DT17H7M40S</meta:editing-duration>
    <meta:editing-cycles>123</meta:editing-cycles>
    <meta:document-statistic meta:table-count="2" meta:cell-count="297" meta:object-count="0"/>
  </office:meta>
</office:document-meta>
</file>